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#d [mm]</text:p>
          </table:table-cell>
          <table:table-cell office:value-type="string" calcext:value-type="string">
            <text:p>Phi [grad]</text:p>
          </table:table-cell>
          <table:table-cell office:value-type="string" calcext:value-type="string">
            <text:p>dphi [grad]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3.55" calcext:value-type="float">
            <text:p>13.5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0.3" calcext:value-type="float">
            <text:p>150.3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35" calcext:value-type="float">
            <text:p>6.35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8:01:24.119775431</meta:creation-date>
    <dc:date>2015-01-08T23:09:43.186277574</dc:date>
    <meta:editing-duration>PT4H59M30S</meta:editing-duration>
    <meta:editing-cycles>2</meta:editing-cycles>
    <meta:generator>LibreOffice/4.2.7.2$Linux_X86_64 LibreOffice_project/420m0$Build-2</meta:generator>
    <meta:document-statistic meta:table-count="1" meta:cell-count="15" meta:object-count="0"/>
  </office:meta>
</office:document-meta>
</file>